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officeooo:rsid="001575e1" officeooo:paragraph-rsid="001575e1" style:font-weight-asian="normal" style:font-weight-complex="normal"/>
    </style:style>
    <style:style style:name="P3" style:family="paragraph" style:parent-style-name="Standard">
      <style:text-properties style:font-name="Arial" fo:font-weight="normal" officeooo:rsid="00177398" officeooo:paragraph-rsid="00177398" style:font-weight-asian="normal" style:font-weight-complex="normal"/>
    </style:style>
    <style:style style:name="P4" style:family="paragraph" style:parent-style-name="Standard">
      <style:text-properties style:font-name="Arial" fo:font-size="14pt" fo:font-weight="bold" officeooo:rsid="001575e1" officeooo:paragraph-rsid="001575e1" style:font-size-asian="14pt" style:font-weight-asian="bold" style:font-size-complex="14pt" style:font-weight-complex="bold"/>
    </style:style>
    <style:style style:name="P5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officeooo:paragraph-rsid="00177398"/>
    </style:style>
    <style:style style:name="P6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font-name="Arial" officeooo:paragraph-rsid="00177398"/>
    </style:style>
    <style:style style:name="P7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font-name="Arial" officeooo:rsid="0017cf9f" officeooo:paragraph-rsid="0017cf9f"/>
    </style:style>
    <style:style style:name="P8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font-name="Arial" officeooo:rsid="0019183e" officeooo:paragraph-rsid="0019183e"/>
    </style:style>
    <style:style style:name="P9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font-name="Arial" officeooo:rsid="001b223c" officeooo:paragraph-rsid="001b223c"/>
    </style:style>
    <style:style style:name="P10" style:family="paragraph" style:parent-style-name="Standard" style:list-style-name="WWNum1">
      <style:paragraph-properties fo:margin-left="0cm" fo:margin-right="0cm" fo:margin-top="0cm" fo:margin-bottom="0.353cm" loext:contextual-spacing="false" fo:line-height="115%" fo:text-align="justify" style:justify-single-word="false" fo:text-indent="0cm" style:auto-text-indent="false"/>
      <style:text-properties style:font-name="Arial" officeooo:paragraph-rsid="00177398"/>
    </style:style>
    <style:style style:name="P11" style:family="paragraph" style:parent-style-name="normal">
      <style:paragraph-properties fo:margin-top="0cm" fo:margin-bottom="0.353cm" loext:contextual-spacing="false" fo:line-height="108%" fo:text-align="justify" style:justify-single-word="false"/>
      <style:text-properties style:font-name="Arial" fo:font-size="14pt" fo:font-weight="bold" officeooo:paragraph-rsid="00177398" style:font-size-asian="14pt" style:font-weight-asian="bold" style:font-size-complex="14pt" style:font-weight-complex="bold"/>
    </style:style>
    <style:style style:name="P12" style:family="paragraph" style:parent-style-name="normal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style:font-name="Arial" officeooo:rsid="0017cf9f" officeooo:paragraph-rsid="0017cf9f"/>
    </style:style>
    <style:style style:name="P13" style:family="paragraph" style:parent-style-name="normal" style:list-style-name="WWNum1">
      <style:paragraph-properties fo:margin-left="1.27cm" fo:margin-right="0cm" fo:margin-top="0cm" fo:margin-bottom="0.353cm" loext:contextual-spacing="false" fo:line-height="115%" fo:text-align="justify" style:justify-single-word="false" fo:text-indent="-0.635cm" style:auto-text-indent="false"/>
      <style:text-properties officeooo:paragraph-rsid="0019183e"/>
    </style:style>
    <style:style style:name="T1" style:family="text">
      <style:text-properties fo:language="pt" fo:country="BR"/>
    </style:style>
    <style:style style:name="T2" style:family="text">
      <style:text-properties fo:color="#222222" fo:font-size="12pt" style:font-size-asian="12pt" style:font-size-complex="12pt" fo:background-color="#ffffff"/>
    </style:style>
    <style:style style:name="T3" style:family="text">
      <style:text-properties fo:color="#222222" fo:font-size="12pt" officeooo:rsid="001b223c" style:font-size-asian="12pt" style:font-size-complex="12pt" fo:background-color="#ffffff"/>
    </style:style>
    <style:style style:name="T4" style:family="text">
      <style:text-properties fo:color="#222222" fo:background-color="#ffffff"/>
    </style:style>
    <style:style style:name="T5" style:family="text">
      <style:text-properties fo:color="#222222" style:font-name="Arial" fo:font-size="12pt" fo:language="pt" fo:country="BR" style:font-size-asian="12pt" style:font-size-complex="12pt" fo:background-color="#ffffff"/>
    </style:style>
    <style:style style:name="T6" style:family="text">
      <style:text-properties fo:font-size="12pt" fo:language="pt" fo:country="BR" style:font-size-asian="12pt"/>
    </style:style>
    <style:style style:name="T7" style:family="text">
      <style:text-properties fo:font-size="12pt" fo:language="pt" fo:country="BR" style:font-size-asian="12pt" style:font-size-complex="12pt"/>
    </style:style>
    <style:style style:name="T8" style:family="text">
      <style:text-properties fo:font-size="12pt" fo:language="pt" fo:country="BR" officeooo:rsid="00177398" style:font-size-asian="12pt"/>
    </style:style>
    <style:style style:name="T9" style:family="text">
      <style:text-properties fo:font-size="12pt" fo:language="pt" fo:country="BR" officeooo:rsid="0019183e" style:font-size-asian="12pt"/>
    </style:style>
    <style:style style:name="T10" style:family="text">
      <style:text-properties style:font-name="Arial" fo:font-size="12pt" fo:language="pt" fo:country="BR" style:font-size-asian="12pt"/>
    </style:style>
    <style:style style:name="T11" style:family="text">
      <style:text-properties style:font-name="Arial" fo:font-size="12pt" fo:language="pt" fo:country="BR" officeooo:rsid="00177398" style:font-size-asian="12pt"/>
    </style:style>
    <style:style style:name="T12" style:family="text">
      <style:text-properties style:font-name="Arial" fo:font-size="12pt" fo:language="pt" fo:country="BR" officeooo:rsid="0017cf9f" style:font-size-asian="12pt"/>
    </style:style>
    <style:style style:name="T13" style:family="text">
      <style:text-properties style:font-name="Arial" fo:font-size="12pt" fo:language="pt" fo:country="BR" officeooo:rsid="0019183e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Diferenças e semelhanças entre as linguagens Haskell, Python e Java:</text:span></text:p>
      <text:list xml:id="list248901860" text:style-name="WWNum1">
        <text:list-header>
          <text:p text:style-name="P10"><text:span text:style-name="T6">Haskell</text:span></text:p>
        </text:list-header>
        <text:list-item>
          <text:p text:style-name="P5"><text:span text:style-name="T11">L</text:span><text:span text:style-name="T10">inguagem </text:span><text:span text:style-name="T11">F</text:span><text:span text:style-name="T10">uncional;</text:span></text:p>
        </text:list-item>
        <text:list-item>
          <text:p text:style-name="P13"><text:span text:style-name="T5">sintaxe simples;</text:span></text:p>
        </text:list-item>
        <text:list-item>
          <text:p text:style-name="P5"><text:span text:style-name="T13">E</text:span><text:span text:style-name="T12">nfatiza</text:span><text:span text:style-name="T10"> mais o que deve ser feito do que como deve ser feito;</text:span></text:p>
          <text:p text:style-name="P10"><text:span text:style-name="T6">Python</text:span></text:p>
        </text:list-item>
        <text:list-item>
          <text:p text:style-name="P6"><text:span text:style-name="T8">L</text:span><text:span text:style-name="T6">inguagem de alto </text:span><text:span text:style-name="T9">nível</text:span><text:span text:style-name="T6">;</text:span></text:p>
        </text:list-item>
        <text:list-item>
          <text:p text:style-name="P6"><text:span text:style-name="T8">F</text:span><text:span text:style-name="T6">ortemente tipada e dinamicamente tipada;</text:span></text:p>
        </text:list-item>
        <text:list-item>
          <text:p text:style-name="P6"><text:span text:style-name="T6">Da suporte a Orientação a Objetos e Programação Funcional;</text:span></text:p>
        </text:list-item>
        <text:list-item>
          <text:p text:style-name="P6"><text:span text:style-name="T9">Baixa </text:span><text:span text:style-name="T6">veloci</text:span><text:span text:style-name="T9">d</text:span><text:span text:style-name="T6">ade de execução;</text:span></text:p>
        </text:list-item>
        <text:list-item>
          <text:p text:style-name="P9"><text:span text:style-name="T6">Hierarquia é definida por edentação;</text:span></text:p>
          <text:p text:style-name="P10"><text:span text:style-name="T6">Java</text:span></text:p>
        </text:list-item>
        <text:list-item>
          <text:p text:style-name="P6"><text:span text:style-name="T8">L</text:span><text:span text:style-name="T6">inguagem interpretada;</text:span></text:p>
        </text:list-item>
        <text:list-item>
          <text:p text:style-name="P8"><text:span text:style-name="T6">Fortemente Tipada;</text:span></text:p>
        </text:list-item>
        <text:list-item>
          <text:p text:style-name="P6"><text:span text:style-name="T6">Orientada a Objetos;</text:span></text:p>
        </text:list-item>
        <text:list-item>
          <text:p text:style-name="P7"><text:span text:style-name="T6">Multiplataforma;</text:span></text:p>
        </text:list-item>
        <text:list-item>
          <text:p text:style-name="P9"><text:span text:style-name="T6">Hierarquia é definida por chaces;</text:span></text:p>
        </text:list-item>
        <text:list-item>
          <text:p text:style-name="P12"><text:span text:style-name="T7">Concatena tipos primitivos;</text:span></text:p>
        </text:list-item>
      </text:list>
      <text:p text:style-name="P1"/>
      <text:p text:style-name="P1"/>
      <text:p text:style-name="P4">2)<text:span text:style-name="T4">Reflita sobre os códigos criados. Você geralmente cria códigos orientados a objetos ou estruturados?</text:span></text:p>
      <text:p text:style-name="P2"><text:span text:style-name="T2">Depende muito do objetivo e da complexidade do problema a ser resolvido, mas nos últimos tempo tenho criado mais códigos em OO.</text:span></text:p>
      <text:p text:style-name="P2"><text:span text:style-name="T2"/></text:p>
      <text:p text:style-name="P4">3)<text:span text:style-name="T4">“Não existe agora e nem existirá, uma linguagem de programação na qual seja difícil escrever programas ruins.” – Larry Flon 1975. Discorra sobre a afirmação de Larry Flon.</text:span></text:p>
      <text:p text:style-name="P3"><text:span text:style-name="T2">Independente da linguagem ser de alto </text:span><text:span text:style-name="T3">nível</text:span><text:span text:style-name="T2"> ou baixo </text:span><text:span text:style-name="T3">nível se o programador não souber como utilizar-lha não terá um bom resulta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Character_20_style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Character_20_style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Character_20_style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Character_20_style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Character_20_style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Character_20_style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Character_20_style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Character_20_style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Character_20_style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7:01:50.984000000</meta:creation-date>
    <dc:date>2019-08-20T19:45:32.824000000</dc:date>
    <meta:editing-duration>PT1H3M51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22" meta:word-count="175" meta:character-count="1059" meta:non-whitespace-character-count="921"/>
  </office:meta>
</office:document-meta>
</file>